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16.1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3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M*** G***. TOKAT 0,240 Güneş (Fotovoltaik)-Çatı MEDİ GES ERBAA TM OLUMLU-EİGM GÖRÜŞÜ SORULA</text:p>
          </table:table-cell>
        </table:table-row>
        <table:table-row table:style-name="ro1">
          <table:table-cell/>
          <table:table-cell office:value-type="string" calcext:value-type="string">
            <text:p>E**** O****Ü TOKAT 0,100 Güneş (Fotovoltaik)-Çatı ERBAA OİM GES ERBAA TM OLUMLU-</text:p>
          </table:table-cell>
        </table:table-row>
        <table:table-row table:style-name="ro1">
          <table:table-cell/>
          <table:table-cell office:value-type="string" calcext:value-type="string">
            <text:p>K**** İ****. TOKAT 0,200 Güneş (Fotovoltaik)-Çatı KIRAL GES 2 TOKAT OSB TM OLUMLU</text:p>
          </table:table-cell>
        </table:table-row>
        <table:table-row table:style-name="ro2">
          <table:table-cell/>
          <table:table-cell office:value-type="string" calcext:value-type="string">
            <text:p>M**** Ç****. TOKAT 0,250 Güneş (Fotovoltaik)-Çatı MURAT ÇALIŞKAN GES 1 TOKAT OSB TM OLUMLU-</text:p>
          </table:table-cell>
        </table:table-row>
        <table:table-row table:style-name="ro1">
          <table:table-cell/>
          <table:table-cell office:value-type="string" calcext:value-type="string">
            <text:p>K**** İ****. TOKAT 0,200 Güneş (Fotovoltaik)-Çatı KIRAL GES 1 TOKAT OSB TM OLUMLU</text:p>
          </table:table-cell>
        </table:table-row>
        <table:table-row table:style-name="ro1">
          <table:table-cell/>
          <table:table-cell office:value-type="string" calcext:value-type="string">
            <text:p>T**** K****. TOKAT 0,400 Güneş (Fotovoltaik)-Arazi TOKAT KAYA GES 1 TOKAT TM OLUMLU-</text:p>
          </table:table-cell>
        </table:table-row>
        <table:table-row table:style-name="ro2">
          <table:table-cell/>
          <table:table-cell office:value-type="string" calcext:value-type="string">
            <text:p>T**** N****. TOKAT 0,990 Güneş (Fotovoltaik)-Arazi TOKAT NEVA ENERJİ GES 1 TOKAT TM OLUMLU-</text:p>
          </table:table-cell>
        </table:table-row>
        <table:table-row table:style-name="ro1">
          <table:table-cell/>
          <table:table-cell office:value-type="string" calcext:value-type="string">
            <text:p>**** T****. TOKAT 0,400 Güneş (Fotovoltaik)-Arazi TOKAT TESLA GES TOKAT OSB TM OLUMLU-</text:p>
          </table:table-cell>
        </table:table-row>
        <table:table-row table:style-name="ro1">
          <table:table-cell/>
          <table:table-cell office:value-type="string" calcext:value-type="string">
            <text:p>*** A***. TOKAT 0,400 Güneş (Fotovoltaik)-Arazi GENÇARSLANLAR GES TOKAT TM OLUMLU</text:p>
          </table:table-cell>
        </table:table-row>
        <table:table-row table:style-name="ro1">
          <table:table-cell/>
          <table:table-cell office:value-type="string" calcext:value-type="string">
            <text:p>G***** E*****. TOKAT 0,400 Güneş (Fotovoltaik)-Arazi GÜNANA GES - 1 TOKAT OSB TM OLUMLU-</text:p>
          </table:table-cell>
        </table:table-row>
        <table:table-row table:style-name="ro1">
          <table:table-cell/>
          <table:table-cell office:value-type="string" calcext:value-type="string">
            <text:p>M** R**. TOKAT 0,990 Güneş (Fotovoltaik)-Arazi MEGES-1 TOKAT TM OLUMLU</text:p>
          </table:table-cell>
        </table:table-row>
        <table:table-row table:style-name="ro1">
          <table:table-cell/>
          <table:table-cell office:value-type="string" calcext:value-type="string">
            <text:p>S*** N***. TOKAT 0,200 Güneş (Fotovoltaik)-Arazi SARP GES 2 TOKAT OSB TM OLUMLU</text:p>
          </table:table-cell>
        </table:table-row>
        <table:table-row table:style-name="ro2">
          <table:table-cell/>
          <table:table-cell office:value-type="string" calcext:value-type="string">
            <text:p>********* T*********. TOKAT 0,200 Güneş (Fotovoltaik)-Arazi TÜRKMENLER GES 1 TOKAT OSB TM OLUMLU</text:p>
          </table:table-cell>
        </table:table-row>
        <table:table-row table:style-name="ro2">
          <table:table-cell/>
          <table:table-cell office:value-type="string" calcext:value-type="string">
            <text:p>T********* T*********. TOKAT 0,200 Güneş (Fotovoltaik)-Arazi TÜRKMENLER GES 2 TOKAT OSB TM OLUMLU</text:p>
          </table:table-cell>
        </table:table-row>
        <table:table-row table:style-name="ro1">
          <table:table-cell/>
          <table:table-cell office:value-type="string" calcext:value-type="string">
            <text:p>İ***** İ*****. TOKAT 0,400 Güneş (Fotovoltaik)-Arazi İKİKAT GES 1 TOKAT OSB TM OLUMLU-</text:p>
          </table:table-cell>
        </table:table-row>
        <table:table-row table:style-name="ro1">
          <table:table-cell/>
          <table:table-cell office:value-type="string" calcext:value-type="string">
            <text:p>İ***** İ*****. TOKAT 0,400 Güneş (Fotovoltaik)-Arazi İKİKAT GES 2 TOKAT OSB TM OLUMLU</text:p>
          </table:table-cell>
        </table:table-row>
        <table:table-row table:style-name="ro1">
          <table:table-cell/>
          <table:table-cell office:value-type="string" calcext:value-type="string">
            <text:p>İ***** İ*****. TOKAT 0,199 Güneş (Fotovoltaik)-Arazi İKİKAT GES 3 TOKAT OSB TM OLUMLU</text:p>
          </table:table-cell>
        </table:table-row>
        <table:table-row table:style-name="ro1">
          <table:table-cell/>
          <table:table-cell office:value-type="string" calcext:value-type="string">
            <text:p>S*** N***. TOKAT 0,200 Güneş (Fotovoltaik)-Arazi SARP GES 1 TOKAT OSB TM OLUMLU</text:p>
          </table:table-cell>
        </table:table-row>
        <table:table-row table:style-name="ro1">
          <table:table-cell/>
          <table:table-cell office:value-type="string" calcext:value-type="string">
            <text:p>S*** E***. TOKAT 0,999 Güneş (Fotovoltaik)-Arazi SARI ENERJİ TOKAT TM OLUMLU-</text:p>
          </table:table-cell>
        </table:table-row>
        <table:table-row table:style-name="ro1">
          <table:table-cell/>
          <table:table-cell office:value-type="string" calcext:value-type="string">
            <text:p>K*** G***. TOKAT 0,999 Güneş (Fotovoltaik)-Arazi KENT ENERJİ TOKAT TM OLUMLU</text:p>
          </table:table-cell>
        </table:table-row>
        <table:table-row table:style-name="ro1">
          <table:table-cell/>
          <table:table-cell office:value-type="string" calcext:value-type="string">
            <text:p>**** A****N TOKAT 0,250 Güneş (Fotovoltaik)-Çatı AKIN GES TOKAT OSB TM OLUMLU-E</text:p>
          </table:table-cell>
        </table:table-row>
        <table:table-row table:style-name="ro1">
          <table:table-cell/>
          <table:table-cell office:value-type="string" calcext:value-type="string">
            <text:p>** Y**. TOKAT 0,249 Güneş (Fotovoltaik)-Arazi İES GES 2 TOKAT TM OLUMLU</text:p>
          </table:table-cell>
        </table:table-row>
        <table:table-row table:style-name="ro1">
          <table:table-cell/>
          <table:table-cell office:value-type="string" calcext:value-type="string">
            <text:p>N**** İ****. TOKAT 0,800 Güneş (Fotovoltaik)-Arazi NURAK GES 1 TOKAT TM OLUMLU</text:p>
          </table:table-cell>
        </table:table-row>
        <table:table-row table:style-name="ro1">
          <table:table-cell/>
          <table:table-cell office:value-type="string" calcext:value-type="string">
            <text:p>*** E***. TOKAT 0,400 Güneş (Fotovoltaik)-Arazi ÖZCE ENERJİ GES TOKAT TM OLUMLU</text:p>
          </table:table-cell>
        </table:table-row>
        <table:table-row table:style-name="ro1">
          <table:table-cell/>
          <table:table-cell office:value-type="string" calcext:value-type="string">
            <text:p>E*** S***. TOKAT 0,243 Güneş (Fotovoltaik)-Çatı ESER SALÇA GES 1 TOKAT OSB TM OLUMLU</text:p>
          </table:table-cell>
        </table:table-row>
        <table:table-row table:style-name="ro1">
          <table:table-cell/>
          <table:table-cell office:value-type="string" calcext:value-type="string">
            <text:p>** Y**. TOKAT 0,750 Güneş (Fotovoltaik)-Arazi İES GES 1 TOKAT TM OLUMLU</text:p>
          </table:table-cell>
        </table:table-row>
        <table:table-row table:style-name="ro1">
          <table:table-cell/>
          <table:table-cell office:value-type="string" calcext:value-type="string">
            <text:p>Z** M**. TOKAT 0,240 Güneş (Fotovoltaik)-Arazi ZHD MÜH.ENERJİ GES 1 TOKAT TM OLUMLU</text:p>
          </table:table-cell>
        </table:table-row>
        <table:table-row table:style-name="ro1">
          <table:table-cell/>
          <table:table-cell office:value-type="string" calcext:value-type="string">
            <text:p>B***** E*****İ TOKAT 0,400 Güneş (Fotovoltaik)-Arazi BİLGİÇ GES TOKAT TM OLUMLU</text:p>
          </table:table-cell>
        </table:table-row>
        <table:table-row table:style-name="ro2">
          <table:table-cell/>
          <table:table-cell office:value-type="string" calcext:value-type="string">
            <text:p>M****** A******U TOKAT 0,250 Güneş (Fotovoltaik)-Çatı ALTUNORDU GES TOKAT OSB TM OLUMLU-</text:p>
          </table:table-cell>
        </table:table-row>
        <table:table-row table:style-name="ro2">
          <table:table-cell/>
          <table:table-cell office:value-type="string" calcext:value-type="string">
            <text:p>******* Ö*******İ TOKAT 0,330 Güneş (Fotovoltaik)-Arazi İMAMOĞLU ÖZER ENERJİ GES 1 TOKAT TM OLUMLU</text:p>
          </table:table-cell>
        </table:table-row>
        <table:table-row table:style-name="ro1">
          <table:table-cell/>
          <table:table-cell office:value-type="string" calcext:value-type="string">
            <text:p>C** M**İ TOKAT 0,400 Güneş (Fotovoltaik)-Çatı CAN GES TOKAT OSB TM OLUML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21:38.712292848</meta:creation-date>
    <dc:date>2022-12-06T16:53:58.013368365</dc:date>
    <meta:editing-duration>PT4H10M38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